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int Test_Cases,i;</text:p>
      <text:p text:style-name="Standard"><text:s text:c="4"/>double Total,radius,circle,square,pi;</text:p>
      <text:p text:style-name="Standard"><text:s text:c="4"/>pi=3.141592;</text:p>
      <text:p text:style-name="Standard"><text:s text:c="4"/>cin &gt;&gt; Test_Cases; <text:s text:c="2"/>// number of Test cases</text:p>
      <text:p text:style-name="Standard"><text:s text:c="4"/>for (i=0;i&lt;Test_Cases;i++){</text:p>
      <text:p text:style-name="Standard"><text:s text:c="8"/>cin.precision( 4 );</text:p>
      <text:p text:style-name="Standard"><text:s text:c="8"/>cin &gt;&gt; fixed &gt;&gt; radius ; <text:s text:c="2"/>// given radius</text:p>
      <text:p text:style-name="Standard"><text:s text:c="8"/>circle=radius*radius*pi; <text:s text:c="3"/>//circle area calculated from given radius</text:p>
      <text:p text:style-name="Standard"><text:s text:c="8"/>square=4*radius*radius; <text:s text:c="4"/>//square area calculated from given radius</text:p>
      <text:p text:style-name="Standard"><text:s text:c="8"/>Total=square-circle; <text:s text:c="7"/>//subtracting rest of the square area apart from circle</text:p>
      <text:p text:style-name="Standard"><text:s text:c="8"/>cout.precision( 2 ); <text:s text:c="7"/>// for 2 value after decimal point</text:p>
      <text:p text:style-name="Standard"><text:s text:c="8"/>cout&lt;&lt; "Case "&lt;&lt; i+1 &lt;&lt; ": "&lt;&lt; fixed &lt;&lt; Total &lt;&lt; endl;</text:p>
      <text:p text:style-name="Standard"><text:s text:c="4"/>}</text:p>
      <text:p text:style-name="Standard"><text:s text:c="4"/>return 0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1:41:21.316617928</meta:creation-date>
    <dc:date>2019-04-29T02:10:34.349369327</dc:date>
    <meta:editing-duration>PT29M13S</meta:editing-duration>
    <meta:editing-cycles>1</meta:editing-cycles>
    <meta:document-statistic meta:table-count="0" meta:image-count="0" meta:object-count="0" meta:page-count="1" meta:paragraph-count="19" meta:word-count="85" meta:character-count="682" meta:non-whitespace-character-count="507"/>
    <meta:generator>LibreOffice/6.0.7.3$Linux_X86_64 LibreOffice_project/00m0$Build-3</meta:generator>
  </office:meta>
</office:document-meta>
</file>